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 ] @0.000085, Router(R) received Packet(PacketType.DATA SN=1, 10 bytes) on NIC(R:eth0), forwarded on NIC(R:eth1)</text:p>
      <text:p text:style-name="Standard">[INFO ] @0.000165, Router(R) received Packet(PacketType.DATA SN=2, 10 bytes) on NIC(R:eth0), forwarded on NIC(R:eth1)</text:p>
      <text:p text:style-name="Standard">[INFO ] @0.000245, Router(R) received Packet(PacketType.DATA SN=3, 10 bytes) on NIC(R:eth0), forwarded on NIC(R:eth1)</text:p>
      <text:p text:style-name="Standard">[INFO ] @0.000250, Host(B) received Packet(PacketType.DATA SN=1, 10 bytes), sending ACK</text:p>
      <text:p text:style-name="Standard">[INFO ] @0.000271, Router(R) received Packet(PacketType.ACK SN=1, 1 bytes) on NIC(R:eth1), forwarded on NIC(R:eth0)</text:p>
      <text:p text:style-name="Standard">[INFO ] @0.000284, Host(A) received ACK for SN=1</text:p>
      <text:p text:style-name="Standard">[INFO ] @0.000284, Host(A) Frigo status: 0 packets pending []</text:p>
      <text:p text:style-name="Standard">[INFO ] @0.000325, Router(R) received Packet(PacketType.DATA SN=4, 10 bytes) on NIC(R:eth0), forwarded on NIC(R:eth1)</text:p>
      <text:p text:style-name="Standard">[INFO ] @0.000405, Router(R) received Packet(PacketType.DATA SN=5, 10 bytes) on NIC(R:eth0), forwarded on NIC(R:eth1)</text:p>
      <text:p text:style-name="Standard">[INFO ] @0.000410, Host(B) received Packet(PacketType.DATA SN=2, 10 bytes), sending ACK</text:p>
      <text:p text:style-name="Standard">[INFO ] @0.000431, Router(R) received Packet(PacketType.ACK SN=2, 1 bytes) on NIC(R:eth1), forwarded on NIC(R:eth0)</text:p>
      <text:p text:style-name="Standard">[INFO ] @0.000444, Host(A) received ACK for SN=2</text:p>
      <text:p text:style-name="Standard">[INFO ] @0.000444, Host(A) Frigo status: 0 packets pending []</text:p>
      <text:p text:style-name="Standard">[INFO ] @0.000485, Router(R) received Packet(PacketType.DATA SN=6, 10 bytes) on NIC(R:eth0), forwarded on NIC(R:eth1)</text:p>
      <text:p text:style-name="Standard">[INFO ] @0.000565, Router(R) received Packet(PacketType.DATA SN=7, 10 bytes) on NIC(R:eth0), forwarded on NIC(R:eth1)</text:p>
      <text:p text:style-name="Standard">[INFO ] @0.000570, Host(B) received Packet(PacketType.DATA SN=3, 10 bytes), sending ACK</text:p>
      <text:p text:style-name="Standard">[INFO ] @0.000591, Router(R) received Packet(PacketType.ACK SN=3, 1 bytes) on NIC(R:eth1), forwarded on NIC(R:eth0)</text:p>
      <text:p text:style-name="Standard">[INFO ] @0.000604, Host(A) received ACK for SN=3</text:p>
      <text:p text:style-name="Standard">[INFO ] @0.000604, Host(A) Frigo status: 0 packets pending []</text:p>
      <text:p text:style-name="Standard">[INFO ] @0.000645, Router(R) received Packet(PacketType.DATA SN=8, 10 bytes) on NIC(R:eth0), forwarded on NIC(R:eth1)</text:p>
      <text:p text:style-name="Standard">[INFO ] @0.000725, Router(R) received Packet(PacketType.DATA SN=9, 10 bytes) on NIC(R:eth0), forwarded on NIC(R:eth1)</text:p>
      <text:p text:style-name="Standard">[INFO ] @0.000730, Host(B) received Packet(PacketType.DATA SN=4, 10 bytes), sending ACK</text:p>
      <text:p text:style-name="Standard">[INFO ] @0.000751, Router(R) received Packet(PacketType.ACK SN=4, 1 bytes) on NIC(R:eth1), forwarded on NIC(R:eth0)</text:p>
      <text:p text:style-name="Standard">[INFO ] @0.000764, Host(A) received ACK for SN=4</text:p>
      <text:p text:style-name="Standard">[INFO ] @0.000764, Host(A) Frigo status: 0 packets pending []</text:p>
      <text:p text:style-name="Standard">[INFO ] @0.000805, Router(R) received Packet(PacketType.DATA SN=10, 10 bytes) on NIC(R:eth0), forwarded on NIC(R:eth1)</text:p>
      <text:p text:style-name="Standard">[INFO ] @0.000885, Router(R) received Packet(PacketType.DATA SN=11, 10 bytes) on NIC(R:eth0), forwarded on NIC(R:eth1)</text:p>
      <text:p text:style-name="Standard">[INFO ] @0.000890, Host(B) received Packet(PacketType.DATA SN=5, 10 bytes), sending ACK</text:p>
      <text:p text:style-name="Standard">[INFO ] @0.000911, Router(R) received Packet(PacketType.ACK SN=5, 1 bytes) on NIC(R:eth1), forwarded on NIC(R:eth0)</text:p>
      <text:p text:style-name="Standard">[INFO ] @0.000911, NIC(R:eth0) packet Packet(PacketType.ACK SN=5, 1 bytes) lost on link Link(L1)</text:p>
      <text:p text:style-name="Standard">[INFO ] @0.000965, Router(R) received Packet(PacketType.DATA SN=12, 10 bytes) on NIC(R:eth0), forwarded on NIC(R:eth1)</text:p>
      <text:p text:style-name="Standard">[INFO ] @0.001045, Router(R) received Packet(PacketType.DATA SN=13, 10 bytes) on NIC(R:eth0), forwarded on NIC(R:eth1)</text:p>
      <text:p text:style-name="Standard">[INFO ] @0.001050, Host(B) received Packet(PacketType.DATA SN=6, 10 bytes), sending ACK</text:p>
      <text:p text:style-name="Standard"><text:soft-page-break/>[INFO ] @0.001071, Router(R) received Packet(PacketType.ACK SN=6, 1 bytes) on NIC(R:eth1), forwarded on NIC(R:eth0)</text:p>
      <text:p text:style-name="Standard">[INFO ] @0.001084, Host(A) received ACK for SN=6</text:p>
      <text:p text:style-name="Standard">[INFO ] @0.001084, Host(A) Frigo status: 0 packets pending []</text:p>
      <text:p text:style-name="Standard">[INFO ] @0.001125, Router(R) received Packet(PacketType.DATA SN=14, 10 bytes) on NIC(R:eth0), forwarded on NIC(R:eth1)</text:p>
      <text:p text:style-name="Standard">[INFO ] @0.001205, Router(R) received Packet(PacketType.DATA SN=15, 10 bytes) on NIC(R:eth0), forwarded on NIC(R:eth1)</text:p>
      <text:p text:style-name="Standard">[INFO ] @0.001210, Host(B) received Packet(PacketType.DATA SN=7, 10 bytes), sending ACK</text:p>
      <text:p text:style-name="Standard">[INFO ] @0.001231, Router(R) received Packet(PacketType.ACK SN=7, 1 bytes) on NIC(R:eth1), forwarded on NIC(R:eth0)</text:p>
      <text:p text:style-name="Standard">[INFO ] @0.001244, Host(A) received ACK for SN=7</text:p>
      <text:p text:style-name="Standard">[INFO ] @0.001244, Host(A) Frigo status: 0 packets pending []</text:p>
      <text:p text:style-name="Standard">[INFO ] @0.001285, Router(R) received Packet(PacketType.DATA SN=16, 10 bytes) on NIC(R:eth0), forwarded on NIC(R:eth1)</text:p>
      <text:p text:style-name="Standard">[INFO ] @0.001365, Router(R) received Packet(PacketType.DATA SN=17, 10 bytes) on NIC(R:eth0), forwarded on NIC(R:eth1)</text:p>
      <text:p text:style-name="Standard">[INFO ] @0.001370, Host(B) received Packet(PacketType.DATA SN=8, 10 bytes), sending ACK</text:p>
      <text:p text:style-name="Standard">[INFO ] @0.001391, Router(R) received Packet(PacketType.ACK SN=8, 1 bytes) on NIC(R:eth1), forwarded on NIC(R:eth0)</text:p>
      <text:p text:style-name="Standard">[INFO ] @0.001404, Host(A) received ACK for SN=8</text:p>
      <text:p text:style-name="Standard">[INFO ] @0.001404, Host(A) Frigo status: 0 packets pending []</text:p>
      <text:p text:style-name="Standard">[INFO ] @0.001445, Router(R) received Packet(PacketType.DATA SN=18, 10 bytes) on NIC(R:eth0), forwarded on NIC(R:eth1)</text:p>
      <text:p text:style-name="Standard">[INFO ] @0.001525, Router(R) received Packet(PacketType.DATA SN=19, 10 bytes) on NIC(R:eth0), forwarded on NIC(R:eth1)</text:p>
      <text:p text:style-name="Standard">[INFO ] @0.001530, Host(B) received Packet(PacketType.DATA SN=9, 10 bytes), sending ACK</text:p>
      <text:p text:style-name="Standard">[INFO ] @0.001551, Router(R) received Packet(PacketType.ACK SN=9, 1 bytes) on NIC(R:eth1), forwarded on NIC(R:eth0)</text:p>
      <text:p text:style-name="Standard">[INFO ] @0.001564, Host(A) received ACK for SN=9</text:p>
      <text:p text:style-name="Standard">[INFO ] @0.001564, Host(A) Frigo status: 0 packets pending []</text:p>
      <text:p text:style-name="Standard">[INFO ] @0.001605, Router(R) received Packet(PacketType.DATA SN=20, 10 bytes) on NIC(R:eth0), forwarded on NIC(R:eth1)</text:p>
      <text:p text:style-name="Standard">[INFO ] @0.001685, Router(R) received Packet(PacketType.DATA SN=21, 10 bytes) on NIC(R:eth0), forwarded on NIC(R:eth1)</text:p>
      <text:p text:style-name="Standard">[INFO ] @0.001690, Host(B) received Packet(PacketType.DATA SN=10, 10 bytes), sending ACK</text:p>
      <text:p text:style-name="Standard">[INFO ] @0.001711, Router(R) received Packet(PacketType.ACK SN=10, 1 bytes) on NIC(R:eth1), forwarded on NIC(R:eth0)</text:p>
      <text:p text:style-name="Standard">[INFO ] @0.001724, Host(A) received ACK for SN=10</text:p>
      <text:p text:style-name="Standard">[INFO ] @0.001724, Host(A) Frigo status: 0 packets pending []</text:p>
      <text:p text:style-name="Standard">[INFO ] @0.001765, Router(R) received Packet(PacketType.DATA SN=22, 10 bytes) on NIC(R:eth0), forwarded on NIC(R:eth1)</text:p>
      <text:p text:style-name="Standard">[INFO ] @0.001845, Router(R) received Packet(PacketType.DATA SN=23, 10 bytes) on NIC(R:eth0), forwarded on NIC(R:eth1)</text:p>
      <text:p text:style-name="Standard">[INFO ] @0.001850, Host(B) received Packet(PacketType.DATA SN=11, 10 bytes), sending ACK</text:p>
      <text:p text:style-name="Standard">[INFO ] @0.001871, Router(R) received Packet(PacketType.ACK SN=11, 1 bytes) on NIC(R:eth1), forwarded on NIC(R:eth0)</text:p>
      <text:p text:style-name="Standard">[INFO ] @0.001884, Host(A) received ACK for SN=11</text:p>
      <text:p text:style-name="Standard">[INFO ] @0.001884, Host(A) Frigo status: 0 packets pending []</text:p>
      <text:p text:style-name="Standard">[INFO ] @0.001925, Router(R) received Packet(PacketType.DATA SN=24, 10 bytes) on NIC(R:eth0), forwarded on NIC(R:eth1)</text:p>
      <text:p text:style-name="Standard"><text:soft-page-break/>[INFO ] @0.002005, Router(R) received Packet(PacketType.DATA SN=25, 10 bytes) on NIC(R:eth0), forwarded on NIC(R:eth1)</text:p>
      <text:p text:style-name="Standard">[INFO ] @0.002010, Host(B) received Packet(PacketType.DATA SN=12, 10 bytes), sending ACK</text:p>
      <text:p text:style-name="Standard">[INFO ] @0.002031, Router(R) received Packet(PacketType.ACK SN=12, 1 bytes) on NIC(R:eth1), forwarded on NIC(R:eth0)</text:p>
      <text:p text:style-name="Standard">[INFO ] @0.002044, Host(A) received ACK for SN=12</text:p>
      <text:p text:style-name="Standard">[INFO ] @0.002044, Host(A) Frigo status: 0 packets pending []</text:p>
      <text:p text:style-name="Standard">[INFO ] @0.002085, Router(R) received Packet(PacketType.DATA SN=26, 10 bytes) on NIC(R:eth0), forwarded on NIC(R:eth1)</text:p>
      <text:p text:style-name="Standard">[INFO ] @0.002160, NIC(A:eth0) packet Packet(PacketType.DATA SN=28, 10 bytes) lost on link Link(L1)</text:p>
      <text:p text:style-name="Standard">[INFO ] @0.002165, Router(R) received Packet(PacketType.DATA SN=27, 10 bytes) on NIC(R:eth0), forwarded on NIC(R:eth1)</text:p>
      <text:p text:style-name="Standard">[INFO ] @0.002170, Host(B) received Packet(PacketType.DATA SN=13, 10 bytes), sending ACK</text:p>
      <text:p text:style-name="Standard">[INFO ] @0.002191, Router(R) received Packet(PacketType.ACK SN=13, 1 bytes) on NIC(R:eth1), forwarded on NIC(R:eth0)</text:p>
      <text:p text:style-name="Standard">[INFO ] @0.002204, Host(A) received ACK for SN=13</text:p>
      <text:p text:style-name="Standard">[INFO ] @0.002204, Host(A) Frigo status: 0 packets pending []</text:p>
      <text:p text:style-name="Standard">[INFO ] @0.002325, Router(R) received Packet(PacketType.DATA SN=29, 10 bytes) on NIC(R:eth0), forwarded on NIC(R:eth1)</text:p>
      <text:p text:style-name="Standard">[INFO ] @0.002330, Host(B) received Packet(PacketType.DATA SN=14, 10 bytes), sending ACK</text:p>
      <text:p text:style-name="Standard">[INFO ] @0.002351, Router(R) received Packet(PacketType.ACK SN=14, 1 bytes) on NIC(R:eth1), forwarded on NIC(R:eth0)</text:p>
      <text:p text:style-name="Standard">[INFO ] @0.002364, Host(A) received ACK for SN=14</text:p>
      <text:p text:style-name="Standard">[INFO ] @0.002364, Host(A) Frigo status: 0 packets pending []</text:p>
      <text:p text:style-name="Standard">[INFO ] @0.002405, Router(R) received Packet(PacketType.DATA SN=30, 10 bytes) on NIC(R:eth0), forwarded on NIC(R:eth1)</text:p>
      <text:p text:style-name="Standard">[INFO ] @0.002485, Router(R) received Packet(PacketType.DATA SN=31, 10 bytes) on NIC(R:eth0), forwarded on NIC(R:eth1)</text:p>
      <text:p text:style-name="Standard">[INFO ] @0.002490, Host(B) received Packet(PacketType.DATA SN=15, 10 bytes), sending ACK</text:p>
      <text:p text:style-name="Standard">[INFO ] @0.002511, Router(R) received Packet(PacketType.ACK SN=15, 1 bytes) on NIC(R:eth1), forwarded on NIC(R:eth0)</text:p>
      <text:p text:style-name="Standard">[INFO ] @0.002524, Host(A) received ACK for SN=15</text:p>
      <text:p text:style-name="Standard">[INFO ] @0.002524, Host(A) Frigo status: 0 packets pending []</text:p>
      <text:p text:style-name="Standard">[INFO ] @0.002565, Router(R) received Packet(PacketType.DATA SN=32, 10 bytes) on NIC(R:eth0), forwarded on NIC(R:eth1)</text:p>
      <text:p text:style-name="Standard">[INFO ] @0.002645, Router(R) received Packet(PacketType.DATA SN=33, 10 bytes) on NIC(R:eth0), forwarded on NIC(R:eth1)</text:p>
      <text:p text:style-name="Standard">[INFO ] @0.002650, Host(B) received Packet(PacketType.DATA SN=16, 10 bytes), sending ACK</text:p>
      <text:p text:style-name="Standard">[INFO ] @0.002671, Router(R) received Packet(PacketType.ACK SN=16, 1 bytes) on NIC(R:eth1), forwarded on NIC(R:eth0)</text:p>
      <text:p text:style-name="Standard">[INFO ] @0.002684, Host(A) received ACK for SN=16</text:p>
      <text:p text:style-name="Standard">[INFO ] @0.002684, Host(A) Frigo status: 0 packets pending []</text:p>
      <text:p text:style-name="Standard">[INFO ] @0.002725, Router(R) received Packet(PacketType.DATA SN=34, 10 bytes) on NIC(R:eth0), forwarded on NIC(R:eth1)</text:p>
      <text:p text:style-name="Standard">[INFO ] @0.002805, Router(R) received Packet(PacketType.DATA SN=35, 10 bytes) on NIC(R:eth0), forwarded on NIC(R:eth1)</text:p>
      <text:p text:style-name="Standard">[INFO ] @0.002810, Host(B) received Packet(PacketType.DATA SN=17, 10 bytes), sending ACK</text:p>
      <text:p text:style-name="Standard">[INFO ] @0.002831, Router(R) received Packet(PacketType.ACK SN=17, 1 bytes) on NIC(R:eth1), forwarded on NIC(R:eth0)</text:p>
      <text:p text:style-name="Standard">[INFO ] @0.002844, Host(A) received ACK for SN=17</text:p>
      <text:p text:style-name="Standard">[INFO ] @0.002844, Host(A) Frigo status: 0 packets pending []</text:p>
      <text:p text:style-name="Standard"><text:soft-page-break/>[INFO ] @0.002885, Router(R) received Packet(PacketType.DATA SN=36, 10 bytes) on NIC(R:eth0), forwarded on NIC(R:eth1)</text:p>
      <text:p text:style-name="Standard">[INFO ] @0.002965, Router(R) received Packet(PacketType.DATA SN=37, 10 bytes) on NIC(R:eth0), forwarded on NIC(R:eth1)</text:p>
      <text:p text:style-name="Standard">[INFO ] @0.002970, Host(B) received Packet(PacketType.DATA SN=18, 10 bytes), sending ACK</text:p>
      <text:p text:style-name="Standard">[INFO ] @0.002991, Router(R) received Packet(PacketType.ACK SN=18, 1 bytes) on NIC(R:eth1), forwarded on NIC(R:eth0)</text:p>
      <text:p text:style-name="Standard">[INFO ] @0.003004, Host(A) received ACK for SN=18</text:p>
      <text:p text:style-name="Standard">[INFO ] @0.003004, Host(A) Frigo status: 0 packets pending []</text:p>
      <text:p text:style-name="Standard">[INFO ] @0.003045, Router(R) received Packet(PacketType.DATA SN=38, 10 bytes) on NIC(R:eth0), forwarded on NIC(R:eth1)</text:p>
      <text:p text:style-name="Standard">[INFO ] @0.003125, Router(R) received Packet(PacketType.DATA SN=39, 10 bytes) on NIC(R:eth0), forwarded on NIC(R:eth1)</text:p>
      <text:p text:style-name="Standard">[INFO ] @0.003130, Host(B) received Packet(PacketType.DATA SN=19, 10 bytes), sending ACK</text:p>
      <text:p text:style-name="Standard">[INFO ] @0.003151, Router(R) received Packet(PacketType.ACK SN=19, 1 bytes) on NIC(R:eth1), forwarded on NIC(R:eth0)</text:p>
      <text:p text:style-name="Standard">[INFO ] @0.003164, Host(A) received ACK for SN=19</text:p>
      <text:p text:style-name="Standard">[INFO ] @0.003164, Host(A) Frigo status: 0 packets pending []</text:p>
      <text:p text:style-name="Standard">[INFO ] @0.003205, Router(R) received Packet(PacketType.DATA SN=40, 10 bytes) on NIC(R:eth0), forwarded on NIC(R:eth1)</text:p>
      <text:p text:style-name="Standard">[INFO ] @0.003285, Router(R) received Packet(PacketType.DATA SN=41, 10 bytes) on NIC(R:eth0), forwarded on NIC(R:eth1)</text:p>
      <text:p text:style-name="Standard">[INFO ] @0.003290, Host(B) received Packet(PacketType.DATA SN=20, 10 bytes), sending ACK</text:p>
      <text:p text:style-name="Standard">[INFO ] @0.003311, Router(R) received Packet(PacketType.ACK SN=20, 1 bytes) on NIC(R:eth1), forwarded on NIC(R:eth0)</text:p>
      <text:p text:style-name="Standard">[INFO ] @0.003324, Host(A) received ACK for SN=20</text:p>
      <text:p text:style-name="Standard">[INFO ] @0.003324, Host(A) Frigo status: 0 packets pending []</text:p>
      <text:p text:style-name="Standard">[INFO ] @0.003365, Router(R) received Packet(PacketType.DATA SN=42, 10 bytes) on NIC(R:eth0), forwarded on NIC(R:eth1)</text:p>
      <text:p text:style-name="Standard">[INFO ] @0.003365, NIC(R:eth1) dropped R:eth1</text:p>
      <text:p text:style-name="Standard">[INFO ] @0.003445, Router(R) received Packet(PacketType.DATA SN=43, 10 bytes) on NIC(R:eth0), forwarded on NIC(R:eth1)</text:p>
      <text:p text:style-name="Standard">[INFO ] @0.003450, Host(B) received Packet(PacketType.DATA SN=21, 10 bytes), sending ACK</text:p>
      <text:p text:style-name="Standard">[INFO ] @0.003471, Router(R) received Packet(PacketType.ACK SN=21, 1 bytes) on NIC(R:eth1), forwarded on NIC(R:eth0)</text:p>
      <text:p text:style-name="Standard">[INFO ] @0.003484, Host(A) received ACK for SN=21</text:p>
      <text:p text:style-name="Standard">[INFO ] @0.003484, Host(A) Frigo status: 0 packets pending []</text:p>
      <text:p text:style-name="Standard">[INFO ] @0.003525, Router(R) received Packet(PacketType.DATA SN=44, 10 bytes) on NIC(R:eth0), forwarded on NIC(R:eth1)</text:p>
      <text:p text:style-name="Standard">[INFO ] @0.003525, NIC(R:eth1) dropped R:eth1</text:p>
      <text:p text:style-name="Standard">[INFO ] @0.003605, Router(R) received Packet(PacketType.DATA SN=45, 10 bytes) on NIC(R:eth0), forwarded on NIC(R:eth1)</text:p>
      <text:p text:style-name="Standard">[INFO ] @0.003610, Host(B) received Packet(PacketType.DATA SN=22, 10 bytes), sending ACK</text:p>
      <text:p text:style-name="Standard">[INFO ] @0.003631, Router(R) received Packet(PacketType.ACK SN=22, 1 bytes) on NIC(R:eth1), forwarded on NIC(R:eth0)</text:p>
      <text:p text:style-name="Standard">[INFO ] @0.003644, Host(A) received ACK for SN=22</text:p>
      <text:p text:style-name="Standard">[INFO ] @0.003644, Host(A) Frigo status: 0 packets pending []</text:p>
      <text:p text:style-name="Standard">[INFO ] @0.003685, Router(R) received Packet(PacketType.DATA SN=46, 10 bytes) on NIC(R:eth0), forwarded on NIC(R:eth1)</text:p>
      <text:p text:style-name="Standard">[INFO ] @0.003685, NIC(R:eth1) dropped R:eth1</text:p>
      <text:p text:style-name="Standard">[INFO ] @0.003765, Router(R) received Packet(PacketType.DATA SN=47, 10 bytes) on NIC(R:eth0), forwarded on NIC(R:eth1)</text:p>
      <text:p text:style-name="Standard"><text:soft-page-break/>[INFO ] @0.003770, Host(B) received Packet(PacketType.DATA SN=23, 10 bytes), sending ACK</text:p>
      <text:p text:style-name="Standard">[INFO ] @0.003791, Router(R) received Packet(PacketType.ACK SN=23, 1 bytes) on NIC(R:eth1), forwarded on NIC(R:eth0)</text:p>
      <text:p text:style-name="Standard">[INFO ] @0.003804, Host(A) received ACK for SN=23</text:p>
      <text:p text:style-name="Standard">[INFO ] @0.003804, Host(A) Frigo status: 0 packets pending []</text:p>
      <text:p text:style-name="Standard">[INFO ] @0.003845, Router(R) received Packet(PacketType.DATA SN=48, 10 bytes) on NIC(R:eth0), forwarded on NIC(R:eth1)</text:p>
      <text:p text:style-name="Standard">[INFO ] @0.003845, NIC(R:eth1) dropped R:eth1</text:p>
      <text:p text:style-name="Standard">[INFO ] @0.003925, Router(R) received Packet(PacketType.DATA SN=49, 10 bytes) on NIC(R:eth0), forwarded on NIC(R:eth1)</text:p>
      <text:p text:style-name="Standard">[INFO ] @0.003930, Host(B) received Packet(PacketType.DATA SN=24, 10 bytes), sending ACK</text:p>
      <text:p text:style-name="Standard">[INFO ] @0.003951, Router(R) received Packet(PacketType.ACK SN=24, 1 bytes) on NIC(R:eth1), forwarded on NIC(R:eth0)</text:p>
      <text:p text:style-name="Standard">[INFO ] @0.003964, Host(A) received ACK for SN=24</text:p>
      <text:p text:style-name="Standard">[INFO ] @0.003964, Host(A) Frigo status: 0 packets pending []</text:p>
      <text:p text:style-name="Standard">[INFO ] @0.004005, Router(R) received Packet(PacketType.DATA SN=50, 10 bytes) on NIC(R:eth0), forwarded on NIC(R:eth1)</text:p>
      <text:p text:style-name="Standard">[INFO ] @0.004005, NIC(R:eth1) dropped R:eth1</text:p>
      <text:p text:style-name="Standard">[INFO ] @0.004090, Host(B) received Packet(PacketType.DATA SN=25, 10 bytes), sending ACK</text:p>
      <text:p text:style-name="Standard">[INFO ] @0.004111, Router(R) received Packet(PacketType.ACK SN=25, 1 bytes) on NIC(R:eth1), forwarded on NIC(R:eth0)</text:p>
      <text:p text:style-name="Standard">[INFO ] @0.004124, Host(A) received ACK for SN=25</text:p>
      <text:p text:style-name="Standard">[INFO ] @0.004124, Host(A) Frigo status: 0 packets pending []</text:p>
      <text:p text:style-name="Standard">[INFO ] @0.004250, Host(B) received Packet(PacketType.DATA SN=26, 10 bytes), sending ACK</text:p>
      <text:p text:style-name="Standard">[INFO ] @0.004271, Router(R) received Packet(PacketType.ACK SN=26, 1 bytes) on NIC(R:eth1), forwarded on NIC(R:eth0)</text:p>
      <text:p text:style-name="Standard">[INFO ] @0.004284, Host(A) received ACK for SN=26</text:p>
      <text:p text:style-name="Standard">[INFO ] @0.004284, Host(A) Frigo status: 0 packets pending []</text:p>
      <text:p text:style-name="Standard">[INFO ] @0.004410, Host(B) received Packet(PacketType.DATA SN=27, 10 bytes), sending ACK</text:p>
      <text:p text:style-name="Standard">[INFO ] @0.004431, Router(R) received Packet(PacketType.ACK SN=27, 1 bytes) on NIC(R:eth1), forwarded on NIC(R:eth0)</text:p>
      <text:p text:style-name="Standard">[INFO ] @0.004444, Host(A) received ACK for SN=27</text:p>
      <text:p text:style-name="Standard">[INFO ] @0.004444, Host(A) Frigo status: 0 packets pending []</text:p>
      <text:p text:style-name="Standard">[INFO ] @0.004570, Host(B) received Packet(PacketType.DATA SN=29, 10 bytes), sending ACK</text:p>
      <text:p text:style-name="Standard">[INFO ] @0.004591, Router(R) received Packet(PacketType.ACK SN=29, 1 bytes) on NIC(R:eth1), forwarded on NIC(R:eth0)</text:p>
      <text:p text:style-name="Standard">[INFO ] @0.004604, Host(A) received ACK for SN=29</text:p>
      <text:p text:style-name="Standard">[INFO ] @0.004604, Host(A) Frigo status: 0 packets pending []</text:p>
      <text:p text:style-name="Standard">[INFO ] @0.004730, Host(B) received Packet(PacketType.DATA SN=30, 10 bytes), sending ACK</text:p>
      <text:p text:style-name="Standard">[INFO ] @0.004751, Router(R) received Packet(PacketType.ACK SN=30, 1 bytes) on NIC(R:eth1), forwarded on NIC(R:eth0)</text:p>
      <text:p text:style-name="Standard">[INFO ] @0.004764, Host(A) received ACK for SN=30</text:p>
      <text:p text:style-name="Standard">[INFO ] @0.004764, Host(A) Frigo status: 0 packets pending []</text:p>
      <text:p text:style-name="Standard">[INFO ] @0.004890, Host(B) received Packet(PacketType.DATA SN=31, 10 bytes), sending ACK</text:p>
      <text:p text:style-name="Standard">[INFO ] @0.004911, Router(R) received Packet(PacketType.ACK SN=31, 1 bytes) on NIC(R:eth1), forwarded on NIC(R:eth0)</text:p>
      <text:p text:style-name="Standard">[INFO ] @0.004924, Host(A) received ACK for SN=31</text:p>
      <text:p text:style-name="Standard">[INFO ] @0.004924, Host(A) Frigo status: 0 packets pending []</text:p>
      <text:p text:style-name="Standard">[INFO ] @0.005050, Host(B) received Packet(PacketType.DATA SN=32, 10 bytes), sending ACK</text:p>
      <text:p text:style-name="Standard">[INFO ] @0.005071, Router(R) received Packet(PacketType.ACK SN=32, 1 bytes) on NIC(R:eth1), forwarded on NIC(R:eth0)</text:p>
      <text:p text:style-name="Standard">[INFO ] @0.005084, Host(A) received ACK for SN=32</text:p>
      <text:p text:style-name="Standard"><text:soft-page-break/>[INFO ] @0.005084, Host(A) Frigo status: 0 packets pending []</text:p>
      <text:p text:style-name="Standard">[INFO ] @0.005210, Host(B) received Packet(PacketType.DATA SN=33, 10 bytes), sending ACK</text:p>
      <text:p text:style-name="Standard">[INFO ] @0.005231, Router(R) received Packet(PacketType.ACK SN=33, 1 bytes) on NIC(R:eth1), forwarded on NIC(R:eth0)</text:p>
      <text:p text:style-name="Standard">[INFO ] @0.005244, Host(A) received ACK for SN=33</text:p>
      <text:p text:style-name="Standard">[INFO ] @0.005244, Host(A) Frigo status: 0 packets pending []</text:p>
      <text:p text:style-name="Standard">[INFO ] @0.005370, Host(B) received Packet(PacketType.DATA SN=34, 10 bytes), sending ACK</text:p>
      <text:p text:style-name="Standard">[INFO ] @0.005391, Router(R) received Packet(PacketType.ACK SN=34, 1 bytes) on NIC(R:eth1), forwarded on NIC(R:eth0)</text:p>
      <text:p text:style-name="Standard">[INFO ] @0.005404, Host(A) received ACK for SN=34</text:p>
      <text:p text:style-name="Standard">[INFO ] @0.005404, Host(A) Frigo status: 0 packets pending []</text:p>
      <text:p text:style-name="Standard">[INFO ] @0.005530, Host(B) received Packet(PacketType.DATA SN=35, 10 bytes), sending ACK</text:p>
      <text:p text:style-name="Standard">[INFO ] @0.005551, Router(R) received Packet(PacketType.ACK SN=35, 1 bytes) on NIC(R:eth1), forwarded on NIC(R:eth0)</text:p>
      <text:p text:style-name="Standard">[INFO ] @0.005551, NIC(R:eth0) packet Packet(PacketType.ACK SN=35, 1 bytes) lost on link Link(L1)</text:p>
      <text:p text:style-name="Standard">[INFO ] @0.005690, Host(B) received Packet(PacketType.DATA SN=36, 10 bytes), sending ACK</text:p>
      <text:p text:style-name="Standard">[INFO ] @0.005711, Router(R) received Packet(PacketType.ACK SN=36, 1 bytes) on NIC(R:eth1), forwarded on NIC(R:eth0)</text:p>
      <text:p text:style-name="Standard">[INFO ] @0.005724, Host(A) received ACK for SN=36</text:p>
      <text:p text:style-name="Standard">[INFO ] @0.005724, Host(A) Frigo status: 0 packets pending []</text:p>
      <text:p text:style-name="Standard">[INFO ] @0.005850, Host(B) received Packet(PacketType.DATA SN=37, 10 bytes), sending ACK</text:p>
      <text:p text:style-name="Standard">[INFO ] @0.005871, Router(R) received Packet(PacketType.ACK SN=37, 1 bytes) on NIC(R:eth1), forwarded on NIC(R:eth0)</text:p>
      <text:p text:style-name="Standard">[INFO ] @0.005884, Host(A) received ACK for SN=37</text:p>
      <text:p text:style-name="Standard">[INFO ] @0.005884, Host(A) Frigo status: 0 packets pending []</text:p>
      <text:p text:style-name="Standard">[INFO ] @0.006010, Host(B) received Packet(PacketType.DATA SN=38, 10 bytes), sending ACK</text:p>
      <text:p text:style-name="Standard">[INFO ] @0.006031, Router(R) received Packet(PacketType.ACK SN=38, 1 bytes) on NIC(R:eth1), forwarded on NIC(R:eth0)</text:p>
      <text:p text:style-name="Standard">[INFO ] @0.006044, Host(A) received ACK for SN=38</text:p>
      <text:p text:style-name="Standard">[INFO ] @0.006044, Host(A) Frigo status: 0 packets pending []</text:p>
      <text:p text:style-name="Standard">[INFO ] @0.006170, Host(B) received Packet(PacketType.DATA SN=39, 10 bytes), sending ACK</text:p>
      <text:p text:style-name="Standard">[INFO ] @0.006191, Router(R) received Packet(PacketType.ACK SN=39, 1 bytes) on NIC(R:eth1), forwarded on NIC(R:eth0)</text:p>
      <text:p text:style-name="Standard">[INFO ] @0.006204, Host(A) received ACK for SN=39</text:p>
      <text:p text:style-name="Standard">[INFO ] @0.006204, Host(A) Frigo status: 0 packets pending []</text:p>
      <text:p text:style-name="Standard">[INFO ] @0.006330, Host(B) received Packet(PacketType.DATA SN=40, 10 bytes), sending ACK</text:p>
      <text:p text:style-name="Standard">[INFO ] @0.006351, Router(R) received Packet(PacketType.ACK SN=40, 1 bytes) on NIC(R:eth1), forwarded on NIC(R:eth0)</text:p>
      <text:p text:style-name="Standard">[INFO ] @0.006364, Host(A) received ACK for SN=40</text:p>
      <text:p text:style-name="Standard">[INFO ] @0.006364, Host(A) Frigo status: 0 packets pending []</text:p>
      <text:p text:style-name="Standard">[INFO ] @0.006490, Host(B) received Packet(PacketType.DATA SN=41, 10 bytes), sending ACK</text:p>
      <text:p text:style-name="Standard">[INFO ] @0.006511, Router(R) received Packet(PacketType.ACK SN=41, 1 bytes) on NIC(R:eth1), forwarded on NIC(R:eth0)</text:p>
      <text:p text:style-name="Standard">[INFO ] @0.006524, Host(A) received ACK for SN=41</text:p>
      <text:p text:style-name="Standard">[INFO ] @0.006524, Host(A) Frigo status: 0 packets pending []</text:p>
      <text:p text:style-name="Standard">[INFO ] @0.006650, Host(B) received Packet(PacketType.DATA SN=43, 10 bytes), sending ACK</text:p>
      <text:p text:style-name="Standard">[INFO ] @0.006671, Router(R) received Packet(PacketType.ACK SN=43, 1 bytes) on NIC(R:eth1), forwarded on NIC(R:eth0)</text:p>
      <text:p text:style-name="Standard">[INFO ] @0.006684, Host(A) received ACK for SN=43</text:p>
      <text:p text:style-name="Standard">[INFO ] @0.006684, Host(A) Frigo status: 0 packets pending []</text:p>
      <text:p text:style-name="Standard">[INFO ] @0.006810, Host(B) received Packet(PacketType.DATA SN=45, 10 bytes), sending ACK</text:p>
      <text:p text:style-name="Standard"><text:soft-page-break/>[INFO ] @0.006831, Router(R) received Packet(PacketType.ACK SN=45, 1 bytes) on NIC(R:eth1), forwarded on NIC(R:eth0)</text:p>
      <text:p text:style-name="Standard">[INFO ] @0.006844, Host(A) received ACK for SN=45</text:p>
      <text:p text:style-name="Standard">[INFO ] @0.006844, Host(A) Frigo status: 0 packets pending []</text:p>
      <text:p text:style-name="Standard">[INFO ] @0.006970, Host(B) received Packet(PacketType.DATA SN=47, 10 bytes), sending ACK</text:p>
      <text:p text:style-name="Standard">[INFO ] @0.006991, Router(R) received Packet(PacketType.ACK SN=47, 1 bytes) on NIC(R:eth1), forwarded on NIC(R:eth0)</text:p>
      <text:p text:style-name="Standard">[INFO ] @0.007004, Host(A) received ACK for SN=47</text:p>
      <text:p text:style-name="Standard">[INFO ] @0.007004, Host(A) Frigo status: 0 packets pending []</text:p>
      <text:p text:style-name="Standard">[INFO ] @0.007130, Host(B) received Packet(PacketType.DATA SN=49, 10 bytes), sending ACK</text:p>
      <text:p text:style-name="Standard">[INFO ] @0.007151, Router(R) received Packet(PacketType.ACK SN=49, 1 bytes) on NIC(R:eth1), forwarded on NIC(R:eth0)</text:p>
      <text:p text:style-name="Standard">[INFO ] @0.007164, Host(A) received ACK for SN=49</text:p>
      <text:p text:style-name="Standard">[INFO ] @0.007164, Host(A) Frigo status: 0 packets pending [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9:58.176000000</meta:creation-date>
    <dc:date>2026-01-11T16:00:56.233000000</dc:date>
    <meta:editing-duration>PT58S</meta:editing-duration>
    <meta:editing-cycles>1</meta:editing-cycles>
    <meta:document-statistic meta:table-count="0" meta:image-count="0" meta:object-count="0" meta:page-count="7" meta:paragraph-count="229" meta:word-count="2611" meta:character-count="19860" meta:non-whitespace-character-count="17478"/>
    <meta:generator>LibreOffice/24.2.7.2$Windows_X86_64 LibreOffice_project/ee3885777aa7032db5a9b65deec9457448a91162</meta:generator>
  </office:meta>
</office:document-meta>
</file>